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Liberation Sans" svg:font-family="'Liberation Sans'"/>
    <style:font-face style:name="Liberation Serif1" svg:font-family="'Liberation Serif'"/>
    <style:font-face style:name="LMMono10" svg:font-family="LMMono10" style:font-pitch="fixed"/>
    <style:font-face style:name="Droid Sans Mono1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5pt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start" style:justify-single-word="false"/>
    </style:style>
    <style:style style:name="T1" style:family="text">
      <style:text-properties style:font-name="Liberation Serif1" fo:font-size="12pt" fo:language="en" fo:country="US"/>
    </style:style>
    <style:style style:name="T2" style:family="text">
      <style:text-properties style:font-name="Liberation Serif1" fo:font-size="12pt" fo:language="en" fo:country="U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CME213<text:tab/><text:tab/>Final Project Submission 1</text:p>
        <text:p text:style-name="P2">Dong-Bang Tsai</text:p>
        <text:p text:style-name="P2"><text:span text:style-name="T1"/></text:p>
        <text:p text:style-name="P3"><text:span text:style-name="T1">2. Performance Benchmark:</text:span></text:p>
        <text:p text:style-name="P3"><text:span text:style-name="T1"/></text:p>
        <text:p text:style-name="P3"><text:span text:style-name="T2">cant:</text:span><text:span text:style-name="T1"> The running time of my code for 50 iterations is: 279.059 milliseconds.</text:span></text:p>
        <text:p text:style-name="P3"><text:span text:style-name="T2">consph: </text:span><text:span text:style-name="T1">The running time of my code for 20 iterations is: 163.506 milliseconds.</text:span></text:p>
        <text:p text:style-name="P3"><text:span text:style-name="T1"></text:span><text:span text:style-name="T2">cop20k_A: </text:span><text:span text:style-name="T1">The running time of my code for 73 iterations is: 249.963 milliseconds.</text:span></text:p>
        <text:p text:style-name="P3"><text:span text:style-name="T2">dense2:</text:span><text:span text:style-name="T1"> The running time of my code for 10 iterations is: 104.191 milliseconds.</text:span></text:p>
        <text:p text:style-name="P3"><text:span text:style-name="T2">jonheart: </text:span><text:span text:style-name="T1">The running time of my code for 60 iterations is: 4.39174 milliseconds.</text:span></text:p>
        <text:p text:style-name="P3"><text:span text:style-name="T2">mac_econ_fwd500: </text:span><text:span text:style-name="T1">The running time of my code for 12 iterations is: 22.4801 milliseconds.</text:span></text:p>
        <text:p text:style-name="P3"><text:span text:style-name="T2">mc2depi:</text:span><text:span text:style-name="T1"> The running time of my code for 70 iterations is: 251.274 milliseconds.</text:span></text:p>
        <text:p text:style-name="P3"><text:span text:style-name="T2">pdb1HYS: </text:span><text:span text:style-name="T1">The running time of my code for 30 iterations is: 194.271 milliseconds.</text:span></text:p>
        <text:p text:style-name="P3"><text:span text:style-name="T1"></text:span><text:span text:style-name="T2">pwtk:</text:span><text:span text:style-name="T1"> The running time of my code for 25 iterations is: 391.587 milliseconds.</text:span></text:p>
        <text:p text:style-name="P3"><text:span text:style-name="T1"></text:span><text:span text:style-name="T2">qcd5_4: </text:span><text:span text:style-name="T1">The running time of my code for 63 iterations is: 161.19 milliseconds.</text:span></text:p>
        <text:p text:style-name="P3"><text:span text:style-name="T2">rail4284: </text:span><text:span text:style-name="T1">The running time of my code for 10 iterations is: 231.153 milliseconds.</text:span></text:p>
        <text:p text:style-name="P3"><text:span text:style-name="T1"></text:span><text:span text:style-name="T2">rma10: </text:span><text:span text:style-name="T1">The running time of my code for 74 iterations is: 242.566 milliseconds.</text:span></text:p>
        <text:p text:style-name="P3"><text:span text:style-name="T2">scircuit:</text:span><text:span text:style-name="T1"> The running time of my code for 30 iterations is: 45.849 milliseconds.</text:span></text:p>
        <text:p text:style-name="P3"><text:span text:style-name="T2">shipsec1:</text:span><text:span text:style-name="T1"> The running time of my code for 10 iterations is: 106.683 milliseconds.</text:span></text:p>
        <text:p text:style-name="P3"><text:span text:style-name="T2">webbase-1M:</text:span><text:span text:style-name="T1"> The running time of my code for 77 iterations is: 431.985 milliseconds.</text:span></text:p>
        <text:p text:style-name="P3"><text:span text:style-name="T1"><text:line-break/><text:line-break/><text:line-break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/>
    <style:font-face style:name="Liberation Sans" svg:font-family="'Liberation Sans'"/>
    <style:font-face style:name="Liberation Serif1" svg:font-family="'Liberation Serif'"/>
    <style:font-face style:name="LMMono10" svg:font-family="LMMono10" style:font-pitch="fixed"/>
    <style:font-face style:name="Droid Sans Mono1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er" style:family="paragraph" style:parent-style-name="Normal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style:writing-mode="lr-tb"/>
      <style:text-properties style:font-name="Liberation Serif1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roid Sans Mono" fo:font-size="10pt"/>
    </style:style>
    <style:style style:name="Emphasis_5f_text" style:display-name="Emphasis_text" style:family="text">
      <style:text-properties fo:font-style="italic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ong-Bang Tsai</meta:initial-creator>
    <dc:creator>dbtsai </dc:creator>
    <meta:creation-date>2012-05-09T20:14:00</meta:creation-date>
    <dc:date>2012-06-02T20:13:25</dc:date>
    <meta:editing-duration>PT1H16M56S</meta:editing-duration>
    <meta:editing-cycles>27</meta:editing-cycles>
    <meta:document-statistic meta:table-count="0" meta:image-count="0" meta:object-count="0" meta:page-count="1" meta:paragraph-count="19" meta:word-count="205" meta:character-count="1307" meta:non-whitespace-character-count="1088"/>
  </office:meta>
</office:document-meta>
</file>